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style:font-name="Times New Roman" fo:font-weight="bold" officeooo:rsid="00176ad4" officeooo:paragraph-rsid="00176ad4" style:font-weight-asian="bold" style:font-weight-complex="bold"/>
    </style:style>
    <style:style style:name="P2" style:family="paragraph" style:parent-style-name="Standard">
      <style:paragraph-properties fo:line-height="150%" fo:text-align="center" style:justify-single-word="false"/>
      <style:text-properties style:font-name="Times New Roman" fo:font-weight="bold" officeooo:rsid="00176ad4" officeooo:paragraph-rsid="00176ad4" style:font-weight-asian="bold" style:font-weight-complex="bold"/>
    </style:style>
    <style:style style:name="P3" style:family="paragraph" style:parent-style-name="Standard">
      <style:paragraph-properties fo:line-height="150%" fo:text-align="center" style:justify-single-word="false"/>
      <style:text-properties style:font-name="Times New Roman" fo:font-weight="normal" officeooo:rsid="00176ad4" officeooo:paragraph-rsid="00176ad4" style:font-weight-asian="normal" style:font-weight-complex="normal"/>
    </style:style>
    <style:style style:name="P4" style:family="paragraph" style:parent-style-name="Standard">
      <style:paragraph-properties fo:line-height="150%" fo:text-align="center" style:justify-single-word="false"/>
      <style:text-properties style:font-name="Times New Roman" fo:font-weight="normal" officeooo:rsid="00176ad4" officeooo:paragraph-rsid="00183d01" style:font-weight-asian="normal" style:font-weight-complex="normal"/>
    </style:style>
    <style:style style:name="P5" style:family="paragraph" style:parent-style-name="Standard">
      <style:paragraph-properties fo:line-height="100%"/>
      <style:text-properties style:font-name="Times New Roman" officeooo:paragraph-rsid="002e4b9f"/>
    </style:style>
    <style:style style:name="P6" style:family="paragraph" style:parent-style-name="Standard">
      <loext:graphic-properties draw:fill="none"/>
      <style:paragraph-properties fo:margin-left="0.3752in" fo:margin-right="0in" fo:line-height="100%" fo:text-indent="-0.3752in" style:auto-text-indent="false" fo:background-color="transparent"/>
      <style:text-properties fo:font-weight="normal" officeooo:rsid="002e4b9f" officeooo:paragraph-rsid="002e4b9f" style:font-weight-asian="normal" style:font-weight-complex="normal"/>
    </style:style>
    <style:style style:name="P7" style:family="paragraph" style:parent-style-name="Standard">
      <loext:graphic-properties draw:fill="none"/>
      <style:paragraph-properties fo:margin-left="0.3752in" fo:margin-right="0in" fo:line-height="100%" fo:text-indent="-0.3752in" style:auto-text-indent="false" fo:background-color="transparent"/>
      <style:text-properties officeooo:paragraph-rsid="00300462"/>
    </style:style>
    <style:style style:name="P8" style:family="paragraph" style:parent-style-name="Standard" style:master-page-name="">
      <loext:graphic-properties draw:fill="none"/>
      <style:paragraph-properties fo:margin-left="0.3752in" fo:margin-right="0in" fo:line-height="100%" fo:text-indent="-0.3752in" style:auto-text-indent="false" style:page-number="auto" fo:background-color="transparent"/>
      <style:text-properties officeooo:paragraph-rsid="002e4b9f"/>
    </style:style>
    <style:style style:name="P9" style:family="paragraph" style:parent-style-name="Standard" style:master-page-name="">
      <loext:graphic-properties draw:fill="none"/>
      <style:paragraph-properties fo:margin-left="0.3752in" fo:margin-right="0in" fo:line-height="100%" fo:text-indent="-0.3752in" style:auto-text-indent="false" style:page-number="auto" fo:background-color="transparent"/>
      <style:text-properties style:font-name="Times New Roman" officeooo:paragraph-rsid="002e4b9f"/>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weight="bold" officeooo:rsid="002d000c" officeooo:paragraph-rsid="002d000c" style:font-weight-asian="bold" style:font-weight-complex="bold"/>
    </style:style>
    <style:style style:name="P12" style:family="paragraph" style:parent-style-name="Text_20_body">
      <style:text-properties fo:font-weight="bold" officeooo:rsid="0032b24b" officeooo:paragraph-rsid="0032b24b" style:font-weight-asian="bold" style:font-weight-complex="bold"/>
    </style:style>
    <style:style style:name="P13" style:family="paragraph" style:parent-style-name="Text_20_body">
      <style:text-properties fo:font-weight="bold" officeooo:rsid="003536ed" officeooo:paragraph-rsid="003536ed" style:font-weight-asian="bold" style:font-weight-complex="bold"/>
    </style:style>
    <style:style style:name="P14" style:family="paragraph" style:parent-style-name="Text_20_body">
      <style:text-properties fo:font-weight="bold" officeooo:rsid="00374dfa" officeooo:paragraph-rsid="00374dfa" style:font-weight-asian="bold" style:font-weight-complex="bold"/>
    </style:style>
    <style:style style:name="P15" style:family="paragraph" style:parent-style-name="Text_20_body">
      <style:text-properties fo:font-weight="bold" officeooo:rsid="0039cae8" officeooo:paragraph-rsid="0039cae8" style:font-weight-asian="bold" style:font-weight-complex="bold"/>
    </style:style>
    <style:style style:name="P16" style:family="paragraph" style:parent-style-name="Text_20_body">
      <style:text-properties fo:font-weight="bold" officeooo:rsid="00412fe0" officeooo:paragraph-rsid="00412fe0" style:font-weight-asian="bold" style:font-weight-complex="bold"/>
    </style:style>
    <style:style style:name="P17" style:family="paragraph" style:parent-style-name="Text_20_body">
      <style:text-properties officeooo:rsid="0019e09b" officeooo:paragraph-rsid="0028dbcc"/>
    </style:style>
    <style:style style:name="P18" style:family="paragraph" style:parent-style-name="Text_20_body">
      <style:text-properties officeooo:rsid="0025dbfc" officeooo:paragraph-rsid="0035e632"/>
    </style:style>
    <style:style style:name="P19" style:family="paragraph" style:parent-style-name="Text_20_body">
      <style:text-properties officeooo:rsid="002d000c" officeooo:paragraph-rsid="002d000c"/>
    </style:style>
    <style:style style:name="P20" style:family="paragraph" style:parent-style-name="Text_20_body" style:list-style-name="L1"/>
    <style:style style:name="P21" style:family="paragraph" style:parent-style-name="Text_20_body">
      <style:text-properties officeooo:paragraph-rsid="002d000c"/>
    </style:style>
    <style:style style:name="P22" style:family="paragraph" style:parent-style-name="Text_20_body">
      <style:paragraph-properties fo:break-before="page"/>
      <style:text-properties fo:font-weight="bold" officeooo:rsid="002e4b9f" officeooo:paragraph-rsid="002e4b9f" style:font-weight-asian="bold" style:font-weight-complex="bold"/>
    </style:style>
    <style:style style:name="P23" style:family="paragraph" style:parent-style-name="Text_20_body" style:list-style-name="L1">
      <style:paragraph-properties fo:margin-top="0in" fo:margin-bottom="0in" loext:contextual-spacing="false"/>
    </style:style>
    <style:style style:name="T1" style:family="text">
      <style:text-properties fo:font-weight="normal" style:font-weight-asian="normal" style:font-weight-complex="normal"/>
    </style:style>
    <style:style style:name="T2" style:family="text">
      <style:text-properties officeooo:rsid="001b0bcc"/>
    </style:style>
    <style:style style:name="T3" style:family="text">
      <style:text-properties officeooo:rsid="0026e2c8"/>
    </style:style>
    <style:style style:name="T4" style:family="text">
      <style:text-properties fo:font-style="italic" officeooo:rsid="002c0ef5" style:font-style-asian="italic" style:font-style-complex="italic"/>
    </style:style>
    <style:style style:name="T5" style:family="text">
      <style:text-properties fo:font-style="italic" officeooo:rsid="002e4b9f"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2c0ef5" style:font-style-asian="normal" style:font-style-complex="normal"/>
    </style:style>
    <style:style style:name="T8" style:family="text">
      <style:text-properties fo:font-style="normal" officeooo:rsid="002d7b27" style:font-style-asian="normal" style:font-style-complex="normal"/>
    </style:style>
    <style:style style:name="T9" style:family="text">
      <style:text-properties fo:font-style="normal" officeooo:rsid="005a26cb" style:font-style-asian="normal" style:font-style-complex="normal"/>
    </style:style>
    <style:style style:name="T10" style:family="text">
      <style:text-properties fo:font-style="normal" officeooo:rsid="002e4b9f" style:font-style-asian="normal" style:font-style-complex="normal"/>
    </style:style>
    <style:style style:name="T11" style:family="text">
      <style:text-properties fo:font-style="normal" officeooo:rsid="002ff7e4" style:font-style-asian="normal" style:font-style-complex="normal"/>
    </style:style>
    <style:style style:name="T12" style:family="text">
      <style:text-properties fo:font-style="normal" officeooo:rsid="00300462" style:font-style-asian="normal" style:font-style-complex="normal"/>
    </style:style>
    <style:style style:name="T13" style:family="text">
      <style:text-properties fo:font-style="normal" officeooo:rsid="00316c45" style:font-style-asian="normal" style:font-style-complex="normal"/>
    </style:style>
    <style:style style:name="T14" style:family="text">
      <style:text-properties fo:font-style="normal" officeooo:rsid="0033aea0" style:font-style-asian="normal" style:font-style-complex="normal"/>
    </style:style>
    <style:style style:name="T15" style:family="text">
      <style:text-properties fo:font-style="normal" officeooo:rsid="003536ed" style:font-style-asian="normal" style:font-style-complex="normal"/>
    </style:style>
    <style:style style:name="T16" style:family="text">
      <style:text-properties fo:font-style="normal" officeooo:rsid="002d000c" style:font-style-asian="normal" style:font-style-complex="normal"/>
    </style:style>
    <style:style style:name="T17" style:family="text">
      <style:text-properties fo:font-style="normal" officeooo:rsid="0032b24b" style:font-style-asian="normal" style:font-style-complex="normal"/>
    </style:style>
    <style:style style:name="T18" style:family="text">
      <style:text-properties fo:font-style="normal" officeooo:rsid="0039cae8" style:font-style-asian="normal" style:font-style-complex="normal"/>
    </style:style>
    <style:style style:name="T19" style:family="text">
      <style:text-properties fo:font-style="normal" fo:font-weight="bold" officeooo:rsid="00316c45" style:font-style-asian="normal" style:font-weight-asian="bold" style:font-style-complex="normal"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3b37a6" style:font-style-asian="normal" style:font-weight-asian="normal" style:font-style-complex="normal" style:font-weight-complex="normal"/>
    </style:style>
    <style:style style:name="T22" style:family="text">
      <style:text-properties fo:font-style="normal" fo:font-weight="normal" officeooo:rsid="003d7073" style:font-style-asian="normal" style:font-weight-asian="normal" style:font-style-complex="normal" style:font-weight-complex="normal"/>
    </style:style>
    <style:style style:name="T23" style:family="text">
      <style:text-properties fo:font-style="normal" fo:font-weight="normal" officeooo:rsid="003fb618" style:font-style-asian="normal" style:font-weight-asian="normal" style:font-style-complex="normal" style:font-weight-complex="normal"/>
    </style:style>
    <style:style style:name="T24" style:family="text">
      <style:text-properties fo:font-style="normal" fo:font-weight="normal" officeooo:rsid="00412fe0" style:font-style-asian="normal" style:font-weight-asian="normal" style:font-style-complex="normal" style:font-weight-complex="normal"/>
    </style:style>
    <style:style style:name="T25" style:family="text">
      <style:text-properties style:font-name="Times New Roman" fo:font-style="normal" officeooo:rsid="005fb084" style:font-style-asian="normal" style:font-style-complex="normal"/>
    </style:style>
    <style:style style:name="T26" style:family="text">
      <style:text-properties style:font-name="Times New Roman" fo:font-style="normal" officeooo:rsid="005a26cb" style:font-style-asian="normal" style:font-style-complex="normal"/>
    </style:style>
    <style:style style:name="T27" style:family="text">
      <style:text-properties style:font-name="Times New Roman" fo:font-style="normal" officeooo:rsid="00300462" style:font-style-asian="normal" style:font-style-complex="normal"/>
    </style:style>
    <style:style style:name="T28" style:family="text">
      <style:text-properties style:font-name="Times New Roman" fo:font-style="italic" officeooo:rsid="005fb084" style:font-style-asian="normal" style:font-style-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p>
      <text:p text:style-name="P2">Progress Report</text:p>
      <text:p text:style-name="P2">Affect in the Poetry of Emily Dickinson</text:p>
      <text:p text:style-name="P3">Trevor Kearns, Ian Torres</text:p>
      <text:p text:style-name="P4">CS 585, Fall 2017</text:p>
      <text:p text:style-name="P4"/>
      <text:p text:style-name="P10">Dataset</text:p>
      <text:p text:style-name="P17">We are working with the <text:span text:style-name="T2">entire set of 1,775 poems written by Emily Dickinson as published in the 1955 variorium edition of her poetry, edited by Thomas H. Johnson [1]. Dickinson’s work is difficult for many reasons, not least of which is the variations with which it has been published in the nearly century and a half after her death. Most of her poems were discovered by her sister after she died, tied together with ribbons in little packets Dickinson referred to as “fascicles.” While she published only a handful of poems during her lifetime, and shared many more in private letters with friends and family, the complete set of her poems only became generally available with the Johnson edition in the mid-1950s. Several shorter editions of several hundred poems apiece were published before then, allowing Dicknison’s work to begin influencing other writers, but these editions presented a distorted picture of her work; their editors added titles (with very rare exceptions, Dickinson did not title her poems), normalized her eccentric lineation and punctuation (Dickinson is almost unique among English writers for her reliance on dashes in lieu of regular punctuation and idiosyncratic capitalization of common nouns), and arranged her poems in thematic groups that Dickinson clearly had not intended for the presentation of her work.</text:span></text:p>
      <text:p text:style-name="P17"><text:span text:style-name="T2">Johnson’s variorium edition was the first to restore her original stylistic choices, strip away the added titles, and number the poems according to Johnson’s best judgment of their chronological composition. This ordering will forever be unknown with absolute precision since Dickinson did not track the date of writing for all poems, and scholars, including those who disagree with Johnson’s numbering, must all base their work on data such as handwriting style, correlation with life events, and dated revisions, along with a certain degree of guesswork. Rather than venture into this controversy, we are simply assuming that Johnson’s numbering is broadly accurate over the span of Dickinson’s life.</text:span></text:p>
      <text:p text:style-name="P18">As it is all in the public domain, Dickinson’s work was easy to obtain, but more difficult to prepare for NLP. <text:span text:style-name="T3">The digital version of the Johnson edition is riddled with inaccuracies, including words normalized incorrectly by a spell-checker and poems run together without intervening numbers indicating a new poem has started (a group of ten such poems being the most egregious example). We compared the digital version of each poem with a correctly formatted PDF in order to correct these problems. Also, in the cases where more than one version of a poem is included in the Johnson edition, we have opted to only include the first version in our dataset for simplicity’s sake. Finally, for baseline testing, we removed all punctuation aside from apostrophes (used mainly in the usual contractions such as </text:span><text:span text:style-name="T4">you’re</text:span><text:span text:style-name="T7"> and </text:span><text:span text:style-name="T4">I’m</text:span><text:span text:style-name="T7"> as well as in now-archaic expressions like </text:span><text:span text:style-name="T4">‘twas</text:span><text:span text:style-name="T7"> and </text:span><text:span text:style-name="T4">e’en</text:span><text:span text:style-name="T7">) and converted poems to lowercase.</text:span></text:p>
      <text:p text:style-name="P18"><text:soft-page-break/><text:span text:style-name="T7">A</text:span><text:span text:style-name="T16">long with the poetic corpus, </text:span><text:span text:style-name="T8">we </text:span><text:span text:style-name="T13">used</text:span><text:span text:style-name="T8"> the SentiWordNet 3.0 lexicon [2], </text:span><text:span text:style-name="T13">which provides negative and positive values for the WordNet corpus (117,000 synsets), to create </text:span><text:span text:style-name="T18">affect</text:span><text:span text:style-name="T13"> scores for Dickinson’s poems. </text:span><text:span text:style-name="T7">T</text:span><text:span text:style-name="T17">he poetic corpus of 1,775 poems contains </text:span><text:span text:style-name="T15">10,933 </text:span><text:span text:style-name="T14">unique tokens and </text:span><text:span text:style-name="T15">94,424</text:span><text:span text:style-name="T14"> total tokens.</text:span></text:p>
      <text:p text:style-name="P18"><text:span text:style-name="T14"/></text:p>
      <text:p text:style-name="P14"><text:span text:style-name="T14">B</text:span><text:span text:style-name="T6">aseline </text:span><text:span text:style-name="T18">Affect</text:span><text:span text:style-name="T6"> Scores</text:span></text:p>
      <text:p text:style-name="P15"><text:span text:style-name="T20">We originally planned to assign affect scores to each line in a poem as well as to each poem </text:span><text:span text:style-name="T22">overall</text:span><text:span text:style-name="T20">, </text:span><text:span text:style-name="T21">calculating the latter by combining the affect score for a sentence in some way with the scores of the lines over which it broke. </text:span><text:span text:style-name="T23">This would be an attempt to quantify the affective effect of the tension that exists naturally between individual verses and the larger syntactic units in which they participate, an effect that poets control and modulate as part of their essential techniques. </text:span><text:span text:style-name="T24">However, two difficulties made this plan unworkable: often, Dickinson writes in a way that leaves the relation between line and syntactic unit ambiguous (so that a reader must interpret arbitrarily where sentences might begin or end), and the mathematical relation between line affect and sentence affect is inherently undefined, so that any combination of the two would again be founded on arbitrary assumptions.</text:span></text:p>
      <text:p text:style-name="P16"><text:span text:style-name="T24">T</text:span><text:span text:style-name="T20">o avoid these difficulties, we </text:span></text:p>
      <text:p text:style-name="P12"><text:span text:style-name="T13"/></text:p>
      <text:p text:style-name="P13"><text:span text:style-name="T13"/></text:p>
      <text:p text:style-name="P19"><text:span text:style-name="T13"/></text:p>
      <text:p text:style-name="P19"><text:span text:style-name="T13"/></text:p>
      <text:p text:style-name="P21"><text:span text:style-name="T19">The progress report is a 5-10 page document that describes your preliminary work and results. You should do and report on work including</text:span></text:p>
      <text:list xml:id="list4806192339715715834" text:style-name="L1">
        <text:list-item>
          <text:p text:style-name="P23">If your project involves annotation, you’ve started a pilot annotation experiment, annotating a few dozen or few hundred examples. What major issues have come up? Do you and your project partner agree or disagree on examples? (At this stage, qualitative findings about these questions are fine.) </text:p>
        </text:list-item>
        <text:list-item>
          <text:p text:style-name="P23">Run some sort of NLP algorithm — classifier, parser, etc. — on the data, and report its result. If you are using a ready-made dataset, you should define a train/test split, and you should have at least one accuracy number to report at this point. </text:p>
        </text:list-item>
        <text:list-item>
          <text:p text:style-name="P23">The report must contain at least one table or graph that conveys numerical information – for example, statistics about your data or annotations, accuracy or other results of running an algorithm on the data, or something else. </text:p>
        </text:list-item>
        <text:list-item>
          <text:p text:style-name="P20">You now have a better idea of how much you can accomplish in the rest of the semester. Lay out the major items you want to accomplish. Provide a <text:span text:style-name="Strong_20_Emphasis">timeline</text:span> to finish them by. </text:p>
        </text:list-item>
      </text:list>
      <text:p text:style-name="P11"/>
      <text:p text:style-name="P19"><text:span text:style-name="T8"/></text:p>
      <text:p text:style-name="P19"><text:soft-page-break/><text:span text:style-name="T8"/></text:p>
      <text:p text:style-name="P22"><text:span text:style-name="T8">W</text:span><text:span text:style-name="T6">orks Cited</text:span></text:p>
      <text:p text:style-name="P9"><text:span text:style-name="T9">[1]<text:tab/></text:span><text:span text:style-name="T12">E.</text:span><text:span text:style-name="T11"> Dickinson</text:span><text:span text:style-name="Citation"><text:span text:style-name="T10">, </text:span></text:span><text:span text:style-name="Citation"><text:span text:style-name="T5">Poems of Emily Dickinson; Including Variant Readings Critically Compared with All Known Manuscripts,</text:span></text:span><text:span text:style-name="Citation"><text:span text:style-name="T10"> ed. Thomas H. Johnson, Harvard UP, Cambridge, 1955, Vols. I-III.</text:span></text:span></text:p>
      <text:p text:style-name="P5"/>
      <text:p text:style-name="P8"><text:span text:style-name="Citation"><text:span text:style-name="T26">[2]<text:tab/></text:span></text:span><text:span text:style-name="Citation"><text:span text:style-name="T27">S. </text:span></text:span><text:span text:style-name="Citation"><text:span text:style-name="T25">Baccianella, A. Esuli, and F. Sebastiani, "SentiWordNet 3.0: An Enhanced Lexical Resource for Sentiment Analysis and Opinion Mining," In </text:span></text:span><text:span text:style-name="Citation"><text:span text:style-name="T28">LREC</text:span></text:span><text:span text:style-name="Citation"><text:span text:style-name="T25">, vol. 10, pp. 2200-2204. 2010.</text:span></text:span></text:p>
      <text:p text:style-name="P7"><text:span text:style-name="Citation"><text:span text:style-name="T27"/></text:span></text:p>
      <text:p text:style-name="P7"><text:span text:style-name="Citation"><text:span text:style-name="T27">[3]<text:tab/></text:span></text:span></text:p>
      <text:p text:style-name="P6"><text:span text:style-name="Citation"><text:span text:style-name="T2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9T12:57:28.149886774</meta:creation-date>
    <dc:date>2017-11-19T16:40:55.351874698</dc:date>
    <meta:editing-duration>PT1H29M45S</meta:editing-duration>
    <meta:editing-cycles>35</meta:editing-cycles>
    <meta:generator>LibreOffice/5.1.6.2$Linux_x86 LibreOffice_project/10m0$Build-2</meta:generator>
    <meta:document-statistic meta:table-count="0" meta:image-count="0" meta:object-count="0" meta:page-count="4" meta:paragraph-count="21" meta:word-count="935" meta:character-count="5774" meta:non-whitespace-character-count="4855"/>
  </office:meta>
</office:document-meta>
</file>